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adornments="Bold" style:font-family-generic="swiss" style:font-pitch="variable"/>
    <style:font-face style:name="DejaVu Serif" svg:font-family="'DejaVu Serif'" style:font-adornments="Bold" style:font-family-generic="roman" style:font-pitch="variable"/>
    <style:font-face style:name="DejaVu Serif1" svg:font-family="'DejaVu Serif'" style:font-adornments="Italic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  <style:text-properties officeooo:paragraph-rsid="00221242"/>
    </style:style>
    <style:style style:name="P2" style:family="paragraph" style:parent-style-name="Text_20_body">
      <style:text-properties officeooo:rsid="0016a0fb" officeooo:paragraph-rsid="0016a0fb"/>
    </style:style>
    <style:style style:name="P3" style:family="paragraph" style:parent-style-name="Text_20_body">
      <style:text-properties officeooo:paragraph-rsid="00221242"/>
    </style:style>
    <style:style style:name="P4" style:family="paragraph">
      <style:paragraph-properties fo:text-align="center" style:justify-single-word="false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text-properties officeooo:rsid="00218af8" officeooo:paragraph-rsid="00218af8"/>
    </style:style>
    <style:style style:name="P7" style:family="paragraph" style:parent-style-name="Text_20_body" style:list-style-name="L1">
      <style:text-properties officeooo:rsid="0021e458" officeooo:paragraph-rsid="0021e458"/>
    </style:style>
    <style:style style:name="P8" style:family="paragraph" style:parent-style-name="Text_20_body" style:list-style-name="L1">
      <style:text-properties officeooo:rsid="001dbbe4" officeooo:paragraph-rsid="001dbbe4"/>
    </style:style>
    <style:style style:name="P9" style:family="paragraph" style:parent-style-name="Text_20_body" style:list-style-name="L2">
      <style:text-properties officeooo:paragraph-rsid="001982bc"/>
    </style:style>
    <style:style style:name="P10" style:family="paragraph" style:list-style-name="L3"/>
    <style:style style:name="P11" style:family="paragraph" style:list-style-name="L4"/>
    <style:style style:name="T1" style:family="text">
      <style:text-properties officeooo:rsid="00221242"/>
    </style:style>
    <style:style style:name="T2" style:family="text">
      <style:text-properties officeooo:rsid="0016a0fb"/>
    </style:style>
    <style:style style:name="T3" style:family="text">
      <style:text-properties officeooo:rsid="001ddeb3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21e458" style:font-style-asian="italic" style:font-style-complex="italic"/>
    </style:style>
    <style:style style:name="T6" style:family="text">
      <style:text-properties fo:font-variant="normal" fo:text-transform="none" fo:color="#333333" loext:opacity="100%" style:font-name="Liberation Sans1" style:font-weight-asian="normal"/>
    </style:style>
    <style:style style:name="T7" style:family="text">
      <style:text-properties fo:font-variant="normal" fo:text-transform="none" fo:color="#333333" loext:opacity="100%" style:font-name="Liberation Sans1" officeooo:rsid="0021e458" style:font-weight-asian="normal"/>
    </style:style>
    <style:style style:name="T8" style:family="text">
      <style:text-properties fo:font-variant="normal" fo:text-transform="none" fo:color="#333333" loext:opacity="100%" style:font-name="Liberation Sans1" fo:font-size="11pt" officeooo:rsid="001ddeb3" style:font-weight-asian="normal"/>
    </style:style>
    <style:style style:name="T9" style:family="text">
      <style:text-properties fo:font-variant="normal" fo:text-transform="none" fo:color="#333333" loext:opacity="100%" style:font-name="Liberation Sans1" fo:font-size="11pt" officeooo:rsid="00218af8" style:font-weight-asian="normal"/>
    </style:style>
    <style:style style:name="T10" style:family="text">
      <style:text-properties officeooo:rsid="00218af8"/>
    </style:style>
    <style:style style:name="T11" style:family="text">
      <style:text-properties officeooo:rsid="0021e458"/>
    </style:style>
    <style:style style:name="T12" style:family="text">
      <style:text-properties fo:background-color="#000000" loext:char-shading-value="0"/>
    </style:style>
    <style:style style:name="T13" style:family="text">
      <style:text-properties officeooo:rsid="0016a0fb" fo:background-color="#000000" loext:char-shading-value="0"/>
    </style:style>
    <style:style style:name="T14" style:family="text">
      <style:text-properties officeooo:rsid="0021f6f5" fo:background-color="#000000" loext:char-shading-value="0"/>
    </style:style>
    <style:style style:name="T15" style:family="text">
      <style:text-properties officeooo:rsid="00249a1a"/>
    </style:style>
    <style:style style:name="T16" style:family="text">
      <style:text-properties officeooo:rsid="0025e3d7"/>
    </style:style>
    <style:style style:name="T17" style:family="text">
      <style:text-properties officeooo:rsid="0027a2e1"/>
    </style:style>
    <style:style style:name="T18" style:family="text">
      <style:text-properties fo:text-transform="uppercase" fo:color="#1c1c1c" loext:opacity="100%" style:text-outline="false" style:font-name="DejaVu Sans" fo:font-size="16pt" fo:font-style="normal" fo:font-weight="bold" style:font-name-asian="WenQuanYi Zen Hei" style:font-size-asian="16pt" style:font-weight-asian="bold" style:font-name-complex="Noto Sans1" style:font-size-complex="16pt" style:font-weight-complex="bold"/>
    </style:style>
    <style:style style:name="T19" style:family="text">
      <style:text-properties fo:text-transform="uppercase" fo:color="#1c1c1c" loext:opacity="100%" style:text-outline="false" style:font-name="DejaVu Sans" fo:font-size="16pt" fo:font-style="normal" fo:font-weight="bold" officeooo:rsid="00218af8" style:font-name-asian="WenQuanYi Zen Hei" style:font-size-asian="16pt" style:font-weight-asian="bold" style:font-name-complex="Noto Sans1" style:font-size-complex="16pt" style:font-weight-complex="bold"/>
    </style:style>
    <style:style style:name="T20" style:family="text">
      <style:text-properties fo:text-transform="uppercase" fo:color="#1c1c1c" loext:opacity="100%" style:text-outline="false" style:font-name="DejaVu Sans" fo:font-size="16pt" fo:font-style="normal" fo:font-weight="bold" officeooo:rsid="0027ba9b" style:font-name-asian="WenQuanYi Zen Hei" style:font-size-asian="16pt" style:font-weight-asian="bold" style:font-name-complex="Noto Sans1" style:font-size-complex="16pt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JHONATAN<text:line-break/>JAMIR<text:line-break/>ABDALA</text:h>
      <text:h text:style-name="Heading_20_2" text:outline-level="2">summary</text:h>
      <text:p text:style-name="Text_20_body">Fullstack WEB Developer with deep knowledge in Javascript and operation of relational and non-relational databases. Engaged team member with strong interpersonal relationships management, always motivated to learn new skills with a can-do attitude.</text:p>
      <text:h text:style-name="Heading_20_2" text:outline-level="2">contact</text:h>
      <text:p text:style-name="Text_20_body"><text:span text:style-name="T10">Cell</text:span>: <text:span text:style-name="T13">+</text:span><text:span text:style-name="T14">00</text:span><text:span text:style-name="T13"> (</text:span><text:span text:style-name="T14">000</text:span><text:span text:style-name="T13">) </text:span><text:span text:style-name="T14">000</text:span><text:span text:style-name="T13">-</text:span><text:span text:style-name="T14">000</text:span><text:span text:style-name="T13">0</text:span></text:p>
      <text:p text:style-name="P2"><text:span text:style-name="T3">Email: </text:span>jhonatan.jamir.abdala@gmail.com</text:p>
      <text:p text:style-name="P2"><text:span text:style-name="T3">Linkedin: </text:span>www.linkedin.com/in/jonathan-carol</text:p>
      <text:p text:style-name="P3"><text:span text:style-name="T9">Adress</text:span><text:span text:style-name="T8">: </text:span><text:span text:style-name="T12">City, Departament – Street</text:span></text:p>
      <text:h text:style-name="Heading_20_2" text:outline-level="2">skills</text:h>
      <text:list xml:id="list1090912176" text:style-name="L1">
        <text:list-item>
          <text:p text:style-name="P6">Database administrator</text:p>
        </text:list-item>
        <text:list-item>
          <text:p text:style-name="P6">WEB Developer</text:p>
        </text:list-item>
        <text:list-item>
          <text:p text:style-name="P5">Microsoft Office Programs</text:p>
        </text:list-item>
        <text:list-item>
          <text:p text:style-name="P7">Graphic Design</text:p>
        </text:list-item>
        <text:list-item>
          <text:p text:style-name="P8">SCRUM</text:p>
        </text:list-item>
        <text:list-item>
          <text:p text:style-name="P7"><text:span text:style-name="T7">B</text:span><text:span text:style-name="T6">asic Electric and Electronic knowledge</text:span></text:p>
        </text:list-item>
      </text:list>
      <text:h text:style-name="Heading_20_2" text:outline-level="2">languages</text:h>
      <text:list xml:id="list2691828233" text:style-name="L2">
        <text:list-item>
          <text:p text:style-name="P9"><text:span text:style-name="T11">Spanish</text:span> <text:span text:style-name="T4">(</text:span><text:span text:style-name="T5">Native</text:span><text:span text:style-name="T4">)</text:span></text:p>
        </text:list-item>
        <text:list-item>
          <text:p text:style-name="P9"><text:span text:style-name="T11">English</text:span> <text:span text:style-name="T4">(B2)</text:span></text:p>
        </text:list-item>
        <text:list-item>
          <text:p text:style-name="P9">Ru<text:span text:style-name="T11">ssian</text:span> <text:span text:style-name="T4">(A2)</text:span></text:p>
        </text:list-item>
      </text:list>
      <text:h text:style-name="Heading_20_2" text:outline-level="2">experience</text:h>
      <text:h text:style-name="Heading_20_2" text:outline-level="2">Freelance</text:h>
      <text:h text:style-name="Heading_20_3" text:outline-level="3">October 2021 – Present</text:h>
      <text:p text:style-name="Text_20_body">Santiago del Estero, Argentina</text:p>
      <text:p text:style-name="Text_20_body">Freelance FullStack WEB Developer (MERN)</text:p>
      <text:h text:style-name="Heading_20_2" text:outline-level="2">zener</text:h>
      <text:h text:style-name="Heading_20_3" text:outline-level="3">December 2020 – November 2021</text:h>
      <text:p text:style-name="Text_20_body">Santiago del Estero, Beltrán – San Martin 66</text:p>
      <text:p text:style-name="Text_20_body">In charge of phone software repair, computer software and hardware repair, and accessory sales.</text:p>
      <text:h text:style-name="Heading_20_2" text:outline-level="2">servifull</text:h>
      <text:h text:style-name="Heading_20_3" text:outline-level="3">September 2018 – January 2020</text:h>
      <text:p text:style-name="Text_20_body">Santiago del Estero, Capital – Av. Belgrano (s) 1653</text:p>
      <text:p text:style-name="Text_20_body">In charge of computer hardware and software repair and accessory sales.</text:p>
      <text:h text:style-name="Heading_20_2" text:outline-level="2">School education</text:h>
      <text:h text:style-name="Heading_20_3" text:outline-level="3">University: UNSE</text:h>
      <text:p text:style-name="Text_20_body">Bachelor's Degree in Information Systems. (incomplete)</text:p>
      <text:h text:style-name="Heading_20_3" text:outline-level="3">High School: María Eva Duarte de Perón</text:h>
      <text:p text:style-name="Text_20_body">Commercial surveyor specialized in banking and taxation techniques.</text:p>
      <text:h text:style-name="Heading_20_2" text:outline-level="2">Aditional education</text:h>
      <text:p text:style-name="Text_20_body">FreeCodeCamp:</text:p>
      <text:list xml:id="list382123791" text:style-name="L3">
        <text:list-item>
          <text:p text:style-name="Text_20_body">Responsive Web Design</text:p>
        </text:list-item>
        <text:list-item>
          <text:p text:style-name="Text_20_body">JavaScript Algorithms and Data Structures</text:p>
        </text:list-item>
        <text:list-item>
          <text:p text:style-name="Text_20_body">Front End Development Libraries</text:p>
        </text:list-item>
      </text:list>
      <text:p text:style-name="Text_20_body">Fundación Carlos Slim</text:p>
      <text:list xml:id="list1940200723" text:style-name="L4">
        <text:list-item>
          <text:p text:style-name="Text_20_body">Database Administrator</text:p>
        </text:list-item>
      </text:list>
      <text:p text:style-name="Text_20_body">See more: www.github.com/lazyneil/resum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adornments="Bold" style:font-family-generic="swiss" style:font-pitch="variable"/>
    <style:font-face style:name="DejaVu Serif" svg:font-family="'DejaVu Serif'" style:font-adornments="Bold" style:font-family-generic="roman" style:font-pitch="variable"/>
    <style:font-face style:name="DejaVu Serif1" svg:font-family="'DejaVu Serif'" style:font-adornments="Italic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WenQuanYi Zen Hei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WenQuanYi Zen Hei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5cm" style:contextual-spacing="false" fo:line-height="115%" style:page-number="auto"/>
      <style:text-properties fo:font-variant="normal" fo:text-transform="none" fo:color="#333333" loext:opacity="100%" style:font-name="Liberation Sans1" fo:font-family="'Liberation Sans'" style:font-style-name="Regular" style:font-family-generic="swiss" style:font-pitch="variable" fo:font-size="11pt" style:font-weight-asian="normal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" style:font-family-complex="'Noto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cm" fo:margin-bottom="0.21cm" style:contextual-spacing="false" fo:line-height="100%" fo:text-align="center" style:justify-single-word="false" style:register-true="false" style:page-number="auto">
        <style:tab-stops/>
      </style:paragraph-properties>
      <style:text-properties fo:text-transform="uppercase" fo:color="#111111" loext:opacity="100%" style:text-outline="false" style:font-name="DejaVu Serif" fo:font-family="'DejaVu Serif'" style:font-style-name="Bold" style:font-family-generic="roman" style:font-pitch="variable" fo:font-size="24pt" fo:text-shadow="none" style:text-underline-style="none" fo:font-weight="bold" style:font-size-asian="18pt" style:font-weight-asian="bold" style:font-size-complex="18pt" style:font-weight-complex="bold" style:font-relief="none" style:text-overline-style="none" style:text-overline-color="font-color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text-transform="uppercase" fo:color="#1c1c1c" loext:opacity="100%" style:text-outline="false" style:font-name="DejaVu Sans" fo:font-family="'DejaVu Sans'" style:font-style-name="Bold" style:font-family-generic="swiss" style:font-pitch="variable" fo:font-size="14pt" fo:font-style="normal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variant="small-caps" fo:color="#1c1c1c" loext:opacity="100%" style:font-name="DejaVu Serif1" fo:font-family="'DejaVu Serif'" style:font-style-name="Italic" style:font-family-generic="roman" style:font-pitch="variable" fo:font-size="12pt" fo:font-style="italic" fo:font-weight="normal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25cm" style:type="center"/>
          <style:tab-stop style:position="19.05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25cm" style:type="center"/>
          <style:tab-stop style:position="19.05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text-align="end" style:justify-single-word="false"/>
      <style:text-properties officeooo:paragraph-rsid="00221242"/>
    </style:style>
    <style:style style:name="MT1" style:family="text">
      <style:text-properties officeooo:rsid="00221242"/>
    </style:style>
    <style:style style:name="MT2" style:family="text">
      <style:text-properties officeooo:rsid="0016a0fb"/>
    </style:style>
    <style:style style:name="MT3" style:family="text">
      <style:text-properties officeooo:rsid="00249a1a"/>
    </style:style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>
          <style:column style:rel-width="4835*" fo:start-indent="0cm" fo:end-indent="0.499cm"/>
          <style:column style:rel-width="5965*" fo:start-indent="0.4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footer>
        <text:p text:style-name="MP1"><text:span text:style-name="MT1">Abdala Jhonatan Jamir </text:span><text:span text:style-name="MT2">– </text:span><text:span text:style-name="MT3">Last m</text:span><text:span text:style-name="MT1">odified:</text:span><text:span text:style-name="MT2"> </text:span><text:span text:style-name="MT2"><text:date style:data-style-name="N37" text:date-value="2022-04-30T09:55:18.243878055" text:fixed="true">30/04/22</text:date></text:span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7T23:24:33.421863002</meta:creation-date>
    <dc:date>2022-04-30T10:57:37.063508122</dc:date>
    <meta:editing-duration>PT36M10S</meta:editing-duration>
    <meta:editing-cycles>9</meta:editing-cycles>
    <meta:generator>LibreOffice/7.3.2.2$Linux_X86_64 LibreOffice_project/30$Build-2</meta:generator>
    <meta:document-statistic meta:table-count="0" meta:image-count="0" meta:object-count="0" meta:page-count="1" meta:paragraph-count="46" meta:word-count="204" meta:character-count="1500" meta:non-whitespace-character-count="1348"/>
  </office:meta>
</office:document-meta>
</file>